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FIF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ák</text:p>
          </table:table-cell>
          <table:table-cell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RU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bák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7.1" calcext:value-type="float">
            <text:p>7.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6.1" calcext:value-type="float">
            <text:p>6.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5.1" calcext:value-type="float">
            <text:p>5.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.1" calcext:value-type="float">
            <text:p>6.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.1" calcext:value-type="float">
            <text:p>1.1</text:p>
          </table:table-cell>
          <table:table-cell table:number-columns-repeated="3" office:value-type="float" office:value="6.1" calcext:value-type="float">
            <text:p>6.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657" calcext:value-type="float">
            <text:p>657</text:p>
          </table:table-cell>
          <table:table-cell office:value-type="float" office:value="5766" calcext:value-type="float">
            <text:p>5766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467" calcext:value-type="float">
            <text:p>467</text:p>
          </table:table-cell>
          <table:table-cell office:value-type="float" office:value="743" calcext:value-type="float">
            <text:p>743</text:p>
          </table:table-cell>
          <table:table-cell office:value-type="float" office:value="372" calcext:value-type="float">
            <text:p>372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765" calcext:value-type="float">
            <text:p>765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675" calcext:value-type="float">
            <text:p>6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Hiba</text:p>
          </table:table-cell>
          <table:table-cell office:value-type="float" office:value="17" calcext:value-type="float">
            <text:p>17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1:34:33.708112275</meta:creation-date>
    <dc:date>2021-05-10T11:56:48.638662252</dc:date>
    <meta:editing-duration>PT7M44S</meta:editing-duration>
    <meta:editing-cycles>1</meta:editing-cycles>
    <meta:document-statistic meta:table-count="1" meta:cell-count="270" meta:object-count="0"/>
    <meta:generator>LibreOffice/6.4.7.2$Linux_X86_64 LibreOffice_project/40$Build-2</meta:generator>
  </office:meta>
</office:document-meta>
</file>